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2" style:family="table">
      <style:table-properties style:width="17cm" fo:margin-top="0cm" fo:margin-bottom="0.499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16" style:family="table">
      <style:table-properties style:width="17cm" fo:margin-top="0cm" fo:margin-bottom="0.499cm" fo:break-before="page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0" style:family="table">
      <style:table-properties style:width="16.824cm" fo:margin-top="0cm" fo:margin-bottom="0.499cm" table:align="margins" fo:background-color="#ffffff" style:shadow="#808080 0.176cm 0.176cm">
        <style:background-image/>
      </style:table-properties>
    </style:style>
    <style:style style:name="Table10.A" style:family="table-column">
      <style:table-column-properties style:column-width="1.023cm" style:rel-column-width="3984*"/>
    </style:style>
    <style:style style:name="Table10.B" style:family="table-column">
      <style:table-column-properties style:column-width="15.801cm" style:rel-column-width="61551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middle" fo:background-color="transparent" fo:padding="0.3cm" fo:border-left="0.05pt solid #ff0000" fo:border-right="none" fo:border-top="0.05pt solid #ff0000" fo:border-bottom="0.05pt solid #ff0000">
        <style:background-image/>
      </style:table-cell-properties>
    </style:style>
    <style:style style:name="Table10.B1" style:family="table-cell">
      <style:table-cell-properties style:vertical-align="middle" fo:background-color="transparent" fo:padding="0.3cm" fo:border-left="none" fo:border-right="0.05pt solid #ff0000" fo:border-top="0.05pt solid #ff0000" fo:border-bottom="0.05pt solid #ff0000">
        <style:background-image/>
      </style:table-cell-properties>
    </style:style>
    <style:style style:name="Table17" style:family="table">
      <style:table-properties style:width="17cm" fo:margin-top="0cm" fo:margin-bottom="0.499cm" fo:break-before="page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5pt solid #000000"/>
    </style:style>
    <style:style style:name="Table3" style:family="table">
      <style:table-properties style:width="16.824cm" fo:margin-top="0cm" fo:margin-bottom="0.499cm" table:align="margins" fo:background-color="#ffffff" style:shadow="#808080 0.176cm 0.176cm">
        <style:background-image/>
      </style:table-properties>
    </style:style>
    <style:style style:name="Table3.A" style:family="table-column">
      <style:table-column-properties style:column-width="1.023cm" style:rel-column-width="3984*"/>
    </style:style>
    <style:style style:name="Table3.B" style:family="table-column">
      <style:table-column-properties style:column-width="15.801cm" style:rel-column-width="61551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transparent" fo:padding="0.3cm" fo:border-left="0.05pt solid #2a6099" fo:border-right="none" fo:border-top="0.05pt solid #2a6099" fo:border-bottom="0.05pt solid #2a6099">
        <style:background-image/>
      </style:table-cell-properties>
    </style:style>
    <style:style style:name="Table3.B1" style:family="table-cell">
      <style:table-cell-properties style:vertical-align="middle" fo:background-color="transparent" fo:padding="0.3cm" fo:border-left="none" fo:border-right="0.05pt solid #2a6099" fo:border-top="0.05pt solid #2a6099" fo:border-bottom="0.05pt solid #2a6099">
        <style:background-image/>
      </style:table-cell-properties>
    </style:style>
    <style:style style:name="Table4" style:family="table">
      <style:table-properties style:width="17cm" fo:margin-top="0cm" fo:margin-bottom="0.499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1" style:family="table">
      <style:table-properties style:width="16.824cm" fo:margin-top="0cm" fo:margin-bottom="0.499cm" table:align="margins" fo:background-color="#ffffff" style:shadow="#808080 0.176cm 0.176cm">
        <style:background-image/>
      </style:table-properties>
    </style:style>
    <style:style style:name="Table1.A" style:family="table-column">
      <style:table-column-properties style:column-width="1.023cm" style:rel-column-width="3984*"/>
    </style:style>
    <style:style style:name="Table1.B" style:family="table-column">
      <style:table-column-properties style:column-width="15.801cm" style:rel-column-width="6155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3cm" fo:border-left="0.05pt solid #2a6099" fo:border-right="none" fo:border-top="0.05pt solid #2a6099" fo:border-bottom="0.05pt solid #2a6099">
        <style:background-image/>
      </style:table-cell-properties>
    </style:style>
    <style:style style:name="Table1.B1" style:family="table-cell">
      <style:table-cell-properties style:vertical-align="middle" fo:background-color="transparent" fo:padding="0.3cm" fo:border-left="none" fo:border-right="0.05pt solid #2a6099" fo:border-top="0.05pt solid #2a6099" fo:border-bottom="0.05pt solid #2a6099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995a" style:font-size-asian="9pt" style:font-size-complex="9pt"/>
    </style:style>
    <style:style style:name="P2" style:family="paragraph" style:parent-style-name="Title">
      <style:text-properties officeooo:paragraph-rsid="0015f566"/>
    </style:style>
    <style:style style:name="P3" style:family="paragraph" style:parent-style-name="Standard">
      <style:paragraph-properties fo:text-align="center" style:justify-single-word="false"/>
      <style:text-properties fo:color="#2a6099" loext:opacity="100%" style:font-name="Lato" fo:font-size="16pt" fo:font-weight="bold" officeooo:paragraph-rsid="0042e31e" style:font-size-asian="16pt" style:font-weight-asian="bold" style:font-size-complex="16pt" style:font-weight-complex="bold"/>
    </style:style>
    <style:style style:name="P4" style:family="paragraph" style:parent-style-name="Table_20_Contents">
      <style:text-properties officeooo:rsid="002639b3" officeooo:paragraph-rsid="0028e4eb" style:font-name-asian="PingFang SC" style:font-name-complex="Arial Unicode MS1"/>
    </style:style>
    <style:style style:name="P5" style:family="paragraph" style:parent-style-name="Table_20_Contents">
      <style:text-properties officeooo:rsid="002639b3" officeooo:paragraph-rsid="0042e31e" style:font-name-asian="PingFang SC" style:font-name-complex="Arial Unicode MS1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fo:font-weight="bold" officeooo:rsid="00272e53" officeooo:paragraph-rsid="0028e4eb" style:font-weight-asian="bold" style:font-weight-complex="bold"/>
    </style:style>
    <style:style style:name="P7" style:family="paragraph" style:parent-style-name="Text_20_body" style:master-page-name="">
      <style:paragraph-properties style:page-number="auto" fo:break-before="auto" fo:break-after="auto"/>
      <style:text-properties fo:font-weight="bold" officeooo:rsid="00272e53" officeooo:paragraph-rsid="0042e31e" style:font-weight-asian="bold" style:font-weight-complex="bold"/>
    </style:style>
    <style:style style:name="P8" style:family="paragraph" style:parent-style-name="Text_20_body">
      <style:text-properties fo:font-weight="bold" officeooo:rsid="002b3df7" officeooo:paragraph-rsid="0042e31e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master-page-name="">
      <style:paragraph-properties style:page-number="auto" fo:break-before="auto" fo:break-after="auto"/>
      <style:text-properties fo:font-weight="bold" officeooo:rsid="0042e31e" officeooo:paragraph-rsid="002b3df7" style:font-weight-asian="bold" style:font-weight-complex="bold"/>
    </style:style>
    <style:style style:name="P11" style:family="paragraph" style:parent-style-name="Text_20_body">
      <style:text-properties fo:font-weight="normal" officeooo:rsid="0024604f" officeooo:paragraph-rsid="004754cc" style:font-weight-asian="normal" style:font-weight-complex="normal"/>
    </style:style>
    <style:style style:name="P12" style:family="paragraph" style:parent-style-name="Text_20_body">
      <style:text-properties fo:font-weight="normal" officeooo:rsid="0028e4eb" officeooo:paragraph-rsid="002639b3" style:font-weight-asian="normal" style:font-weight-complex="normal"/>
    </style:style>
    <style:style style:name="P13" style:family="paragraph" style:parent-style-name="Text_20_body">
      <style:text-properties officeooo:rsid="0028e4eb" officeooo:paragraph-rsid="0028e4eb"/>
    </style:style>
    <style:style style:name="P14" style:family="paragraph" style:parent-style-name="Text_20_body">
      <style:text-properties officeooo:rsid="0028e4eb" officeooo:paragraph-rsid="0042e31e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style:font-name="Lato" fo:font-size="16pt" officeooo:paragraph-rsid="0042e31e" style:font-size-asian="16pt" style:font-size-complex="16pt"/>
    </style:style>
    <style:style style:name="P16" style:family="paragraph" style:parent-style-name="Standard">
      <style:text-properties fo:color="#000000" loext:opacity="100%" style:font-name="Lato" fo:font-size="10.5pt" officeooo:rsid="002caedd" officeooo:paragraph-rsid="0042e31e" style:font-size-asian="10.5pt" style:font-size-complex="10.5pt"/>
    </style:style>
    <style:style style:name="P17" style:family="paragraph" style:parent-style-name="Text_20_body">
      <style:text-properties officeooo:rsid="002b3df7" officeooo:paragraph-rsid="0042e31e"/>
    </style:style>
    <style:style style:name="P18" style:family="paragraph" style:parent-style-name="Text_20_body" style:master-page-name="">
      <style:paragraph-properties style:page-number="auto" fo:break-before="auto" fo:break-after="auto"/>
      <style:text-properties officeooo:rsid="002b3df7" officeooo:paragraph-rsid="0042e31e"/>
    </style:style>
    <style:style style:name="P19" style:family="paragraph" style:parent-style-name="Text_20_body">
      <style:text-properties officeooo:paragraph-rsid="0042e31e"/>
    </style:style>
    <style:style style:name="P20" style:family="paragraph" style:parent-style-name="Subtitle">
      <style:text-properties officeooo:rsid="0015f566" officeooo:paragraph-rsid="0015f566"/>
    </style:style>
    <style:style style:name="P21" style:family="paragraph" style:parent-style-name="Text_20_body">
      <style:text-properties officeooo:rsid="0015f566" officeooo:paragraph-rsid="0015f566"/>
    </style:style>
    <style:style style:name="P22" style:family="paragraph" style:parent-style-name="Table_20_Contents">
      <style:text-properties officeooo:rsid="0024cf71" officeooo:paragraph-rsid="004754cc"/>
    </style:style>
    <style:style style:name="P23" style:family="paragraph" style:parent-style-name="Text_20_body">
      <style:text-properties officeooo:paragraph-rsid="004754cc"/>
    </style:style>
    <style:style style:name="P24" style:family="paragraph" style:parent-style-name="Standard">
      <style:paragraph-properties fo:text-align="center" style:justify-single-word="false"/>
      <style:text-properties fo:color="#2a6099" loext:opacity="100%" style:font-name="Lato" fo:font-size="16pt" fo:font-weight="bold" officeooo:paragraph-rsid="004f41f2" style:font-size-asian="16pt" style:font-weight-asian="bold" style:font-size-complex="16pt" style:font-weight-complex="bold"/>
    </style:style>
    <style:style style:name="P25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rsid="004f41f2" officeooo:paragraph-rsid="004f41f2" fo:background-color="transparent" style:font-size-asian="10.5pt" style:font-size-complex="10.5pt"/>
    </style:style>
    <style:style style:name="P26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margin-left="0cm" fo:margin-right="0cm" fo:text-indent="0cm" style:auto-text-indent="false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27" style:family="paragraph" style:parent-style-name="Text_20_body" style:list-style-name="L1">
      <style:text-properties officeooo:rsid="0042e31e" officeooo:paragraph-rsid="0042e31e"/>
    </style:style>
    <style:style style:name="P28" style:family="paragraph" style:parent-style-name="Text_20_body" style:list-style-name="L2">
      <style:text-properties officeooo:rsid="0028e4eb" officeooo:paragraph-rsid="0028e4eb"/>
    </style:style>
    <style:style style:name="P29" style:family="paragraph" style:parent-style-name="Text_20_body" style:list-style-name="L3">
      <style:text-properties officeooo:rsid="0028e4eb" officeooo:paragraph-rsid="0028e4eb"/>
    </style:style>
    <style:style style:name="P30" style:family="paragraph" style:parent-style-name="Text_20_body">
      <style:text-properties officeooo:rsid="0028e4eb" officeooo:paragraph-rsid="0042e31e"/>
    </style:style>
    <style:style style:name="P31" style:family="paragraph" style:parent-style-name="Text_20_body" style:list-style-name="L3"/>
    <style:style style:name="P32" style:family="paragraph" style:parent-style-name="Text_20_body" style:list-style-name="L4">
      <style:text-properties style:font-name="Consolas" officeooo:rsid="002b3df7" officeooo:paragraph-rsid="0042e31e"/>
    </style:style>
    <style:style style:name="P33" style:family="paragraph" style:parent-style-name="Text_20_body" style:list-style-name="L4">
      <style:text-properties officeooo:rsid="002b3df7" officeooo:paragraph-rsid="0042e31e"/>
    </style:style>
    <style:style style:name="P34" style:family="paragraph" style:parent-style-name="Text_20_body" style:list-style-name="L5">
      <style:text-properties fo:font-weight="normal" officeooo:paragraph-rsid="0048df25" style:font-weight-asian="normal" style:font-weight-complex="normal"/>
    </style:style>
    <style:style style:name="P35" style:family="paragraph" style:parent-style-name="Text_20_body" style:list-style-name="L5">
      <style:text-properties fo:font-weight="normal" officeooo:rsid="004d5531" officeooo:paragraph-rsid="004d5531" style:font-weight-asian="normal" style:font-weight-complex="normal"/>
    </style:style>
    <style:style style:name="P36" style:family="paragraph" style:parent-style-name="Text_20_body" style:master-page-name="">
      <style:paragraph-properties style:page-number="auto" fo:break-before="auto" fo:break-after="auto"/>
      <style:text-properties fo:font-weight="bold" officeooo:rsid="00272e53" officeooo:paragraph-rsid="0042e31e" style:font-weight-asian="bold" style:font-weight-complex="bold"/>
    </style:style>
    <style:style style:name="P37" style:family="paragraph" style:parent-style-name="Text_20_body">
      <style:text-properties officeooo:rsid="004f41f2" officeooo:paragraph-rsid="004f41f2"/>
    </style:style>
    <style:style style:name="P38" style:family="paragraph" style:parent-style-name="Text_20_body">
      <style:text-properties style:font-name="Lato1" officeooo:rsid="004f41f2" officeooo:paragraph-rsid="004f41f2"/>
    </style:style>
    <style:style style:name="T1" style:family="text">
      <style:text-properties officeooo:rsid="0049995a"/>
    </style:style>
    <style:style style:name="T2" style:family="text">
      <style:text-properties officeooo:rsid="0015f566"/>
    </style:style>
    <style:style style:name="T3" style:family="text">
      <style:text-properties officeooo:rsid="002639b3"/>
    </style:style>
    <style:style style:name="T4" style:family="text">
      <style:text-properties style:font-name="Consolas"/>
    </style:style>
    <style:style style:name="T5" style:family="text">
      <style:text-properties officeooo:rsid="0028e4eb"/>
    </style:style>
    <style:style style:name="T6" style:family="text">
      <style:text-properties style:font-name="Lato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b3df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42e31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2e31e" style:font-weight-asian="bold" style:font-weight-complex="bold"/>
    </style:style>
    <style:style style:name="T13" style:family="text">
      <style:text-properties officeooo:rsid="0024cf71"/>
    </style:style>
    <style:style style:name="T14" style:family="text">
      <style:text-properties officeooo:rsid="0027019e"/>
    </style:style>
    <style:style style:name="T15" style:family="text">
      <style:text-properties officeooo:rsid="004b135b"/>
    </style:style>
    <style:style style:name="T16" style:family="text">
      <style:text-properties style:font-name="Lato1"/>
    </style:style>
    <style:style style:name="T17" style:family="text">
      <style:text-properties style:font-name="Lato1" officeooo:rsid="004c5002"/>
    </style:style>
    <style:style style:name="T18" style:family="text">
      <style:text-properties officeooo:rsid="004c5002"/>
    </style:style>
    <style:style style:name="T19" style:family="text">
      <style:text-properties officeooo:rsid="004f41f2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style="normal" style:text-underline-style="none" fo:font-weight="normal"/>
    </style:style>
    <style:style style:name="T22" style:family="text">
      <style:text-properties fo:color="#008000" loext:opacity="100%"/>
    </style:style>
    <style:style style:name="T23" style:family="text">
      <style:text-properties fo:color="#008000" loext:opacity="100%" fo:font-weight="bold"/>
    </style:style>
    <style:style style:name="T24" style:family="text">
      <style:text-properties fo:color="#ba2121" loext:opacity="100%"/>
    </style:style>
    <style:style style:name="T25" style:family="text">
      <style:text-properties fo:color="#0000ff" loext:opacity="100%"/>
    </style:style>
    <style:style style:name="T26" style:family="text">
      <style:text-properties fo:color="#0000ff" loext:opacity="100%" style:font-name="Consolas" fo:font-size="10.5pt" fo:language="zxx" fo:country="none" fo:font-style="normal" style:text-underline-style="none" fo:font-weight="normal" fo:background-color="transparent" loext:char-shading-value="0" style:font-size-asian="10.5pt" style:font-size-complex="10.5pt"/>
    </style:style>
    <style:style style:name="T27" style:family="text">
      <style:text-properties fo:color="#19177c" loext:opacity="100%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grammation orientée objet</text:span> <text:span text:style-name="T2">(UAA1</text:span><text:span text:style-name="T3">4</text:span><text:span text:style-name="T2">)</text:span></text:p>
      <text:p text:style-name="P20">Exercices : <text:span text:style-name="T10">série 1</text:span></text:p>
      <text:p text:style-name="P21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">Objets d’apprentissage :</text:p>
            <text:list text:style-name="L1">
              <text:list-item>
                <text:p text:style-name="P27">Modéliser une logique de programmation orientée objet.</text:p>
              </text:list-item>
              <text:list-item>
                <text:p text:style-name="P27">Déclarer une classe.</text:p>
              </text:list-item>
              <text:list-item>
                <text:p text:style-name="P27">Instancier une classe.</text:p>
              </text:list-item>
              <text:list-item>
                <text:p text:style-name="P27">Utiliser les méthodes de l’objet instancié.</text:p>
              </text:list-item>
              <text:list-item>
                <text:p text:style-name="P27">Traduire un algorithme dans un langage de programmation.</text:p>
              </text:list-item>
              <text:list-item>
                <text:p text:style-name="P27">Commenter des lignes de code.</text:p>
              </text:list-item>
              <text:list-item>
                <text:p text:style-name="P27">Tester le programme conçu.</text:p>
              </text:list-item>
              <text:list-item>
                <text:p text:style-name="P27">Caractériser les attributs dans une classe (encapsulation).</text:p>
              </text:list-item>
              <text:list-item>
                <text:p text:style-name="P27">Caractériser les méthodes dans une classe (encapsulation).</text:p>
              </text:list-item>
              <text:list-item>
                <text:p text:style-name="P27">Décrire la création d’un constructeur.</text:p>
              </text:list-item>
              <text:list-item>
                <text:p text:style-name="P27">Extraire d’un cahier des charges les informations nécessaires à la programmation.</text:p>
              </text:list-item>
              <text:list-item>
                <text:p text:style-name="P27">Programmer en recourant aux instructions et types de données nécessaires au développement d’une application.</text:p>
              </text:list-item>
              <text:list-item>
                <text:p text:style-name="P27">Corriger un programme défaillant.</text:p>
              </text:list-item>
              <text:list-item>
                <text:p text:style-name="P27">Développer une classe sur la base d’un cahier des charges en respectant le paradigme de la programmation orientée objet.</text:p>
              </text:list-item>
              <text:list-item>
                <text:p text:style-name="P27">Programmer en recourant aux classes nécessaires au développement d’une application orientée objet.</text:p>
              </text:list-item>
              <text:list-item>
                <text:p text:style-name="P27">Améliorer un programme pour répondre à un besoin défini.</text:p>
              </text:list-item>
            </text:list>
          </table:table-cell>
        </table:table-row>
      </table:table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Exercice <text:span text:style-name="T15">1</text:span> : <text:span text:style-name="T5">créer une classe</text:span></text:p>
          </table:table-cell>
        </table:table-row>
      </table:table>
      <text:p text:style-name="P6">Etape <text:span text:style-name="T5">1</text:span></text:p>
      <text:p text:style-name="P13">Crée une classe nommée <text:span text:style-name="T4">Individu</text:span>. Cette classe doit comporter les attributs suivants :</text:p>
      <text:list text:style-name="L2">
        <text:list-item>
          <text:p text:style-name="P28">un prénom ;</text:p>
        </text:list-item>
        <text:list-item>
          <text:p text:style-name="P28">un age ;</text:p>
        </text:list-item>
        <text:list-item>
          <text:p text:style-name="P28">un sexe (M ou F) ;</text:p>
        </text:list-item>
        <text:list-item>
          <text:p text:style-name="P28">un domicile (nom de la ville uniquement)</text:p>
        </text:list-item>
      </text:list>
      <text:p text:style-name="P6">Etape <text:span text:style-name="T5">2</text:span></text:p>
      <text:p text:style-name="P13">Crée un constructeur pour la classe <text:span text:style-name="T4">Individu</text:span>.</text:p>
      <text:p text:style-name="P6">Etape <text:span text:style-name="T5">3</text:span></text:p>
      <text:p text:style-name="P13">Teste to<text:span text:style-name="T16">n code</text:span><text:span text:style-name="T17"> </text:span><text:span text:style-name="T16">:</text:span></text:p>
      <text:list text:style-name="L3">
        <text:list-item>
          <text:p text:style-name="P31">déclare un objet de type <text:span text:style-name="T4">Individu</text:span> nommé <text:span text:style-name="T4">moi</text:span><text:span text:style-name="T6"> ;</text:span></text:p>
        </text:list-item>
        <text:list-item>
          <text:p text:style-name="P29"><text:s/>initialise la variable <text:span text:style-name="T4">moi</text:span> en utilisant le constructeur avec les valeurs te décrivent ;</text:p>
        </text:list-item>
        <text:list-item>
          <text:p text:style-name="P29">affiche le prénom, le sexe et l’âge de <text:span text:style-name="T4">moi</text:span> ;</text:p>
        </text:list-item>
        <text:list-item>
          <text:p text:style-name="P29">modifie le sexe de <text:span text:style-name="T4">moi</text:span> en W et l’âge en -124 ;</text:p>
        </text:list-item>
        <text:list-item>
          <text:p text:style-name="P29">affiche de nouveau le prénom, le sexe et l’âge de <text:span text:style-name="T4">moi</text:span> ;</text:p>
        </text:list-item>
      </text:list>
      <text:p text:style-name="P10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">Exercice <text:span text:style-name="T15">2</text:span> : <text:span text:style-name="T10">la sécurité avant tout !</text:span></text:p>
          </table:table-cell>
        </table:table-row>
      </table:table>
      <text:p text:style-name="P7">Etape <text:span text:style-name="T10">1</text:span></text:p>
      <text:p text:style-name="P14">En les laissant publics <text:span text:style-name="T10">(visibilité par défaut)</text:span>, les attributs de la classe <text:span text:style-name="T4">Individu</text:span> ne sont pas protégés : le « monde extérieur » (<text:span text:style-name="T18">d’autres scripts PHP</text:span>) peut les modifier à sa guise, en y mettant parfois des valeurs non autorisées.</text:p>
      <text:p text:style-name="P14">Pour résoudre ce problème, transforme les attributs de la classe <text:span text:style-name="T4">Individu</text:span> en attributs privés. Observe que <text:span text:style-name="T18">le serveur</text:span> lance une erreur…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ⓘ</text:p>
          </table:table-cell>
          <table:table-cell table:style-name="Table1.B1" office:value-type="string">
            <text:p text:style-name="P37">Si rien ne s’affiche, c’est que PHP a désactivé l’affichage des erreurs à l’écran. Pour le réactiver, ajoute ces trois lignes au début de ton script :</text:p>
            <text:p text:style-name="P25"><text:span text:style-name="T22">ini_set</text:span><text:span text:style-name="T20">(</text:span><text:span text:style-name="T24">'display_errors'</text:span><text:span text:style-name="T20">, </text:span><text:span text:style-name="T24">'1'</text:span><text:span text:style-name="T20">);</text:span></text:p>
            <text:p text:style-name="P26"><text:span text:style-name="T22">ini_set</text:span><text:span text:style-name="T20">(</text:span><text:span text:style-name="T24">'display_startup_errors'</text:span><text:span text:style-name="T20">, </text:span><text:span text:style-name="T24">'1'</text:span><text:span text:style-name="T20">);</text:span></text:p>
            <text:p text:style-name="P26"><text:span text:style-name="T22">error_reporting</text:span><text:span text:style-name="T20">(</text:span><text:span text:style-name="T23">E_ALL</text:span><text:span text:style-name="T20">);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⚠</text:p>
          </table:table-cell>
          <table:table-cell table:style-name="Table10.B1" office:value-type="string">
            <text:p text:style-name="P16">Une convention importante à la programmation O.O est que les variables d’instances d’une classe doivent <text:span text:style-name="T9">toujours</text:span> être privées.</text:p>
          </table:table-cell>
        </table:table-row>
      </table:table>
      <text:p text:style-name="P7">Etape <text:span text:style-name="T10">2</text:span></text:p>
      <text:p text:style-name="P14">Le fait de mettre un attribut privé empêche toute modification du monde extérieur. Ils sont maintenants bien protégés… mais un peu trop !</text:p>
      <text:p text:style-name="P14">Pour permettre la modification des attributs privés d’une classe, il faut utiliser des <text:span text:style-name="T7">getters</text:span> / <text:span text:style-name="T7">setters </text:span>: des méthodes qui servent de « gardiens » et qui se chargent de donner les accès en lecture / écriture aux attributs, tout en les protégeant.</text:p>
      <text:p text:style-name="P14">Définis donc les getters suivants : <text:span text:style-name="T4">getPrénom</text:span>, <text:span text:style-name="T4">getAge</text:span>, <text:span text:style-name="T4">getSexe</text:span> et <text:span text:style-name="T4">getDomicile</text:span></text:p>
      <text:p text:style-name="P14">Ensuite, définis les setters suivants :</text:p>
      <text:list text:style-name="L4">
        <text:list-item>
          <text:p text:style-name="P32">setPrénom</text:p>
        </text:list-item>
        <text:list-item>
          <text:p text:style-name="P33"><text:span text:style-name="T4">setSexe</text:span> : si on tente de mettre un sexe autre que M ou F, ce setter doit ignorer la modification</text:p>
        </text:list-item>
        <text:list-item>
          <text:p text:style-name="P33"><text:span text:style-name="T4">setAge </text:span>: si on tente de mettre un âge négatif ou supérieur à 120, ce setter doit ignorer la modification</text:p>
        </text:list-item>
        <text:list-item>
          <text:p text:style-name="P32">setDomicile</text:p>
        </text:list-item>
      </text:list>
      <text:p text:style-name="P38">Tu peux également utiliser les méthodes magiques <text:span text:style-name="T26">__get</text:span> et <text:span text:style-name="T26">__set</text:span> si tu préfères (c’est même mieux !).</text:p>
      <text:p text:style-name="P14">Enfin, corrige <text:s/><text:span text:style-name="T15">ton programme</text:span> <text:span text:style-name="T8">afin d’utiliser les getters / setters. Tente plusieurs modifications autorisées et non autorisées et observe le résultat.</text:span></text:p>
      <text:p text:style-name="P14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">Exercice <text:span text:style-name="T15">3 </text:span>: <text:span text:style-name="T10">méthode simple et efficace</text:span></text:p>
          </table:table-cell>
        </table:table-row>
      </table:table>
      <text:p text:style-name="P18"><text:span text:style-name="T11">Etape </text:span><text:span text:style-name="T12">1</text:span></text:p>
      <text:p text:style-name="P17">Ajoute à la classe <text:span text:style-name="T4">Individu</text:span> une méthode nommée <text:span text:style-name="T4">sePrésenter</text:span> qui affiche le texte suivant :</text:p>
      <text:p text:style-name="P17">« Je m’appelle <text:span text:style-name="T4">&lt;prénom&gt;</text:span> et je suis âgé de <text:span text:style-name="T4">&lt;âge&gt;</text:span> an(s). Je réside à <text:span text:style-name="T4">&lt;domicile&gt;</text:span>. »</text:p>
      <text:p text:style-name="P17">Pour être méticuleux, fais en sorte que le « s » de « an(s) » ne s’affiche que si l’âge est supérieur à 1. Fais en sorte également d’afficher « âgée » ou « âgé » selon les cas.</text:p>
      <text:p text:style-name="P17">Teste ensuite cette méthode en l’appelant !</text:p>
      <text:p text:style-name="P8">Etape <text:span text:style-name="T10">2</text:span></text:p>
      <text:p text:style-name="P17">Commente la méthode <text:span text:style-name="T4">sePrésenter</text:span> et écris une nouvelle version de cette méthode : cette dernière doit accepter un entier comme argument : 1 pour l’affichage en français, 2 pour l’affichage en anglais et 3 pour l’affichage en néerlandais (pas d’affichage dans les autres cas).</text:p>
      <text:p text:style-name="P17">Teste cette nouvelle version avec les entrées 0, 1, 2 et 3.</text:p>
      <text:p text:style-name="P8">Etape <text:span text:style-name="T10">3</text:span></text:p>
      <text:p text:style-name="P17">Dé-commente la première version de <text:span text:style-name="T4">sePrésenter</text:span>. Il y a donc maintenant deux méthodes avec le même nom, mais pas avec la même signature. Le code est-il accepté ?</text:p>
      <text:p text:style-name="P17">Regarde attentivement les deux versions : une grosse partie de leur code est identique. Comment pourrais-tu faire pour réutiliser du code ?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ⓘ</text:p>
          </table:table-cell>
          <table:table-cell table:style-name="Table3.B1" office:value-type="string">
            <text:p text:style-name="P19">Le principe du « point de modification unique » est un principe de programmation qui vise à réutiliser, le plus possible, du code déjà présent dans un programme dans le but de n’avoir qu’un seul « endroit dans le code » à modifier lorsque c’est nécessaire.</text:p>
          </table:table-cell>
        </table:table-row>
      </table:table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22">Références</text:p>
          </table:table-cell>
        </table:table-row>
      </table:table>
      <text:p text:style-name="P23">Les <text:span text:style-name="T13">présents </text:span>exercices ont été élaboré<text:span text:style-name="T14">s</text:span> à l’aide des ressources suivantes :</text:p>
      <text:list text:style-name="L5">
        <text:list-item>
          <text:p text:style-name="P34"><text:a xlink:type="simple" xlink:href="https://www.pierre-giraud.com/php-mysql-apprendre-coder-cours/introduction-programmation-orientee-objet/" text:style-name="Internet_20_link" text:visited-style-name="Visited_20_Internet_20_Link">https://www.pierre-giraud.com/php-mysql-apprendre-coder-cours/introduction-programmation-orientee-objet/</text:a></text:p>
        </text:list-item>
        <text:list-item>
          <text:p text:style-name="P35">Cours de « Développement d’applications WEB », Hénallux (2019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3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3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2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" fo:font-family="Consolas" style:font-family-generic="swiss" style:font-pitch="fixed" officeooo:rsid="0015f566"/>
    </style:style>
    <style:style style:name="Code" style:family="paragraph" style:parent-style-name="Table_20_Contents">
      <loext:graphic-properties draw:fill="solid" draw:fill-color="#f8f8f8" draw:opacity="100%"/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 fo:margin-top="0cm" fo:margin-bottom="0.25cm" style:contextual-spacing="false" fo:line-height="115%" fo:background-color="#f8f8f8"/>
      <style:text-properties style:use-window-font-color="true" loext:opacity="0%" style:font-name="Consolas" fo:font-family="Consolas" style:font-family-generic="swiss" style:font-pitch="fixed" fo:font-size="10.5pt" fo:language="zxx" fo:country="none" fo:font-style="normal" style:text-underline-style="none" fo:font-weight="normal" officeooo:rsid="00272e53" fo:background-color="transparent" style:font-size-asian="10.5pt" style:font-size-complex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995a" style:font-size-asian="9pt" style:font-size-complex="9pt"/>
    </style:style>
    <style:style style:name="MT1" style:family="text">
      <style:text-properties officeooo:rsid="004999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mation orientée objet </text:span>(UAA1<text:span text:style-name="MT1">4</text:span>)<text:tab/>Page <text:page-number text:select-page="current">5</text:page-number><text:s/>sur <text:page-count>5</text:page-count><text:tab/><text:span text:style-name="MT1">Exercices : série 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1:33:16.462764951</meta:creation-date>
    <dc:date>2024-08-03T11:23:48.747810629</dc:date>
    <meta:editing-duration>P11DT17H34M47S</meta:editing-duration>
    <meta:editing-cycles>40</meta:editing-cycles>
    <meta:generator>LibreOffice/7.6.4.1$MacOSX_X86_64 LibreOffice_project/e19e193f88cd6c0525a17fb7a176ed8e6a3e2aa1</meta:generator>
    <meta:document-statistic meta:table-count="8" meta:image-count="0" meta:object-count="0" meta:page-count="5" meta:paragraph-count="76" meta:word-count="844" meta:character-count="4979" meta:non-whitespace-character-count="4240"/>
  </office:meta>
</office:document-meta>
</file>